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lizarin-title">
      <style:graphic-properties draw:auto-grow-height="true" fo:min-height="2.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font-size="28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<text:s/>Arduino Bot</text:p>
          </draw:text-box>
        </draw:frame>
        <draw:frame presentation:style-name="pr2" draw:layer="layout" svg:width="25.5cm" svg:height="13cm" svg:x="1cm" svg:y="5.5cm" presentation:class="outline">
          <draw:text-box>
            <text:p>Ein Bot für alle Fälle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ardware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1">
              <text:list-item>
                <text:p>Raspberry Pi 2 </text:p>
              </text:list-item>
              <text:list-item>
                <text:p>Arduino Uno</text:p>
              </text:list-item>
              <text:list-item>
                <text:p>Wenige Baute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nktionen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1">
              <text:list-item>
                <text:p>Bot soll Arduino befehle senden</text:p>
              </text:list-item>
              <text:list-item>
                <text:p>Auslesen von Werten</text:p>
              </text:list-item>
              <text:list-item>
                <text:p>Firmeware update oder ähnliches</text:p>
              </text:list-item>
              <text:list-item>
                <text:p>Eigene Programmiersprache für Kurzbefehle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duino-Bot Teil I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Vorbereitung ist alles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duino-Bot Teil II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1">
              <text:list-item>
                <text:p>Telegram einrichten/Bot anlegen</text:p>
              </text:list-item>
              <text:list-item>
                <text:p>Erste Nachrichten Empfangen</text:p>
              </text:list-item>
              <text:list-item>
                <text:p>Antwort sen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dunio-Bot Teil III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1">
              <text:list-item>
                <text:p>Basisklasse anlegen</text:p>
              </text:list-item>
              <text:list-item>
                <text:p>Commandmanager anle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duino-Bot Teil IV</text:p>
          </draw:text-box>
        </draw:frame>
        <draw:frame presentation:style-name="pr2" draw:text-style-name="P2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2">Raspberry Pi einrichten</text:p>
              </text:list-item>
              <text:list-item>
                <text:p text:style-name="P2">??Benutzerverwalt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duino-Bot Teil V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1">
              <text:list-item>
                <text:p>Benutz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duino-Bot Teil VI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1">
              <text:list-item>
                <text:p>Überblick über den Arduino Un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duino-Bot Teil VII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1">
              <text:list-item>
                <text:p>Programme selber kompilier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duino-Bot Teil VIII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1">
              <text:list-item>
                <text:p>Verbindung aufnehm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duino-Bot Teil IX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1">
              <text:list-item>
                <text:p>Informationsabfrage</text:p>
                <text:list>
                  <text:list-item>
                    <text:p>Version</text:p>
                  </text:list-item>
                  <text:list-item>
                    <text:p>Name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duino-Bot Teil X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1">
              <text:list-item>
                <text:p>Interne Temperaturspannung mes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duino-Bot Teil XI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1">
              <text:list-item>
                <text:p>Statistische Betrachtung der Temperatur</text:p>
                <text:list>
                  <text:list-item>
                    <text:p>Mittelwert</text:p>
                  </text:list-item>
                  <text:list-item>
                    <text:p>Standardabweichung</text:p>
                  </text:list-item>
                  <text:list-item>
                    <text:p>Standardunsicherheit</text:p>
                  </text:list-item>
                  <text:list-item>
                    <text:p>Konfidenzinterv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duino-Bot Teil XII</text:p>
          </draw:text-box>
        </draw:frame>
        <draw:frame presentation:style-name="pr2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Temperatur in den Bot implementier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1T09:51:42.576689835</meta:creation-date>
    <dc:date>2016-11-25T14:54:55.758778308</dc:date>
    <meta:editing-duration>PT6H56S</meta:editing-duration>
    <meta:editing-cycles>15</meta:editing-cycles>
    <meta:generator>LibreOffice/5.1.4.2$Linux_X86_64 LibreOffice_project/10m0$Build-2</meta:generator>
    <meta:document-statistic meta:object-count="96"/>
  </office:meta>
</office:document-meta>
</file>